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58cm"/>
    </style:style>
    <style:style style:name="co2" style:family="table-column">
      <style:table-column-properties fo:break-before="auto" style:column-width="5.808cm"/>
    </style:style>
    <style:style style:name="co3" style:family="table-column">
      <style:table-column-properties fo:break-before="auto" style:column-width="1.261cm"/>
    </style:style>
    <style:style style:name="co4" style:family="table-column">
      <style:table-column-properties fo:break-before="auto" style:column-width="49.406cm"/>
    </style:style>
    <style:style style:name="co5" style:family="table-column">
      <style:table-column-properties fo:break-before="auto" style:column-width="56.9cm"/>
    </style:style>
    <style:style style:name="co6" style:family="table-column">
      <style:table-column-properties fo:break-before="auto" style:column-width="48.294cm"/>
    </style:style>
    <style:style style:name="co7" style:family="table-column">
      <style:table-column-properties fo:break-before="auto" style:column-width="47.068cm"/>
    </style:style>
    <style:style style:name="co8" style:family="table-column">
      <style:table-column-properties fo:break-before="auto" style:column-width="21.904cm"/>
    </style:style>
    <style:style style:name="co9" style:family="table-column">
      <style:table-column-properties fo:break-before="auto" style:column-width="18.5cm"/>
    </style:style>
    <style:style style:name="co10" style:family="table-column">
      <style:table-column-properties fo:break-before="auto" style:column-width="3.494cm"/>
    </style:style>
    <style:style style:name="co11" style:family="table-column">
      <style:table-column-properties fo:break-before="auto" style:column-width="1.071cm"/>
    </style:style>
    <style:style style:name="co12"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Tabelle1" table:style-name="ta1">
        <table:table-column table:style-name="co1" table:default-cell-style-name="Default"/>
        <table:table-column table:style-name="co2" table:default-cell-style-name="Default"/>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id</text:p>
          </table:table-cell>
          <table:table-cell office:value-type="string">
            <text:p>title</text:p>
          </table:table-cell>
          <table:table-cell table:style-name="Default" office:value-type="string">
            <text:p>length</text:p>
          </table:table-cell>
          <table:table-cell office:value-type="string">
            <text:p>lyrics</text:p>
          </table:table-cell>
          <table:table-cell office:value-type="string">
            <text:p>released_on</text:p>
          </table:table-cell>
          <table:table-cell table:number-columns-repeated="6"/>
        </table:table-row>
        <table:table-row table:style-name="ro1">
          <table:table-cell office:value-type="float" office:value="1">
            <text:p>1</text:p>
          </table:table-cell>
          <table:table-cell office:value-type="string">
            <text:p>100 Years</text:p>
          </table:table-cell>
          <table:table-cell office:value-type="string">
            <text:p>02:34</text:p>
          </table:table-cell>
          <table:table-cell office:value-type="string">
            <text:p>I`m not gonna say everything is OK <text:s/>Cause OK is not the way that I feel. <text:s/>I`m not gonna be any fool`s Christmas tree <text:s/>Let `em hang gifts on me that aren`t real <text:s text:c="2"/>I`m not gonna take second best <text:s/>I`ve got no use for the rest. <text:s/>World you better hear what I say <text:s/>Cause for me true love could be <text:s/>100 years away. <text:s text:c="2"/>I`m not givin` in to a smile or a grin <text:s text:c="2"/>On a face -huh- I might never see again. <text:s/>I`m not gonna fly in some big phony sky <text:s/>On a ride that I know just can`t win. <text:s text:c="2"/>And I`m not gonna take second best <text:s/>No I`ve got no use for the rest. <text:s/>So world you better hear what I say <text:s/>Cause for me true love could be <text:s/>100 years away. <text:s text:c="2"/>And if it is</text:p>
          </table:table-cell>
          <table:table-cell office:value-type="string">
            <text:p><text:s/>I`ll wait</text:p>
          </table:table-cell>
          <table:table-cell office:value-type="float" office:value="1968">
            <text:p>1968</text:p>
          </table:table-cell>
          <table:table-cell table:number-columns-repeated="5"/>
        </table:table-row>
        <table:table-row table:style-name="ro1">
          <table:table-cell office:value-type="float" office:value="2">
            <text:p>2</text:p>
          </table:table-cell>
          <table:table-cell office:value-type="string">
            <text:p>These Boots Are Made For Walkin'</text:p>
          </table:table-cell>
          <table:table-cell office:value-type="string">
            <text:p>02:40</text:p>
          </table:table-cell>
          <table:table-cell office:value-type="string">
            <text:p>You keep saying you got something for me Something you call love but confess You've been a'messin' where you shouldn't 've been a'messin' And now someone else is getting all your best Well</text:p>
          </table:table-cell>
          <table:table-cell office:value-type="string">
            <text:p><text:s/>these boots are made for walking</text:p>
          </table:table-cell>
          <table:table-cell office:value-type="string">
            <text:p><text:s/>and that's just what they'll do One of these days these boots are gonna walk all over you <text:s/>You keep lyin' when you oughta be truthin' You keep losing when you oughta not bet You keep samin' when you oughta be a'changin' What's right is right but you ain't been right yet These boots are made for walking</text:p>
          </table:table-cell>
          <table:table-cell office:value-type="string">
            <text:p><text:s/>and that's just what they'll do One of these days these boots are gonna walk all over you <text:s/>You keep playing where you shouldn't be playing <text:s/>And you keep thinking that you'll never get burnt (HAH) Well</text:p>
          </table:table-cell>
          <table:table-cell office:value-type="string">
            <text:p><text:s/>I've just found me a brand new box of matches (YEAH) And what he knows you ain't had time to learn These boots are made for walking</text:p>
          </table:table-cell>
          <table:table-cell office:value-type="string">
            <text:p><text:s/>and that's just what they'll do One of these days these boots are gonna walk all over you <text:s/>SPOKEN <text:s/>Are you ready</text:p>
          </table:table-cell>
          <table:table-cell office:value-type="string">
            <text:p><text:s/>boots? Start walkin'</text:p>
          </table:table-cell>
          <table:table-cell office:value-type="float" office:value="1966">
            <text:p>1966</text:p>
          </table:table-cell>
        </table:table-row>
        <table:table-row table:style-name="ro1">
          <table:table-cell office:value-type="float" office:value="3">
            <text:p>3</text:p>
          </table:table-cell>
          <table:table-cell office:value-type="string">
            <text:p>Your Groovy Self</text:p>
          </table:table-cell>
          <table:table-cell office:value-type="string">
            <text:p>02:46</text:p>
          </table:table-cell>
          <table:table-cell office:value-type="string">
            <text:p>Don't talk to strangers on the bus You know that could be dangerous Don't walk on stick or stones Don't answer ringing phones You know I got to worry Til you bring your groovy self on home to me <text:s/>Don't take up with no alley cats They really don't know where it's at Don't fall or trip on things Stay away from happenings You know I got to worry Til you bring your groovy self on home to me <text:s/>Be careful walking down the street You never know what you might meet Don't change a thing or two I'm hung up child on you You know I got to worry Til you bring your groovy self on home to me <text:s/>Get your groovy self on home</text:p>
          </table:table-cell>
          <table:table-cell office:value-type="float" office:value="1967">
            <text:p>1967</text:p>
          </table:table-cell>
          <table:table-cell table:number-columns-repeated="6"/>
        </table:table-row>
        <table:table-row table:style-name="ro1">
          <table:table-cell office:value-type="float" office:value="4">
            <text:p>4</text:p>
          </table:table-cell>
          <table:table-cell office:value-type="string">
            <text:p>Summer Wine</text:p>
          </table:table-cell>
          <table:table-cell office:value-type="string">
            <text:p>03:31</text:p>
          </table:table-cell>
          <table:table-cell office:value-type="string">
            <text:p>(NANCY): Strawberries cherries and an angel`s kiss in spring My summer wine is really made from all these things <text:s/>(LEE): I walked in town on silver spurs that jingled to A song that I had only sang to just a few She saw my silver spurs and said lets pass some time And I will give to you summer wine Ohh-oh-oh summer wine <text:s/>(NANCY): Strawberries cherries and an angel`s kiss in spring My summer wine is really made from all these things Take off your silver spurs and help me pass the time And I will give to you summer wine Ohhh-oh summer wine <text:s/>(LEE): My eyes grew heavy and my lips they could not speak I tried to get up but I couldn`t find my feet She reassured me with an unfamiliar line And then she gave to me more summer wine Ohh-oh-oh summer wine <text:s/>(NANCY): Strawberries cherries and an angel`s kiss in spring My summer wine is really made from all these things Take off your silver spurs and help me pass the time And I will give to you summer wine Mmm-mm summer wine <text:s/>(LEE): When I woke up the sun was shining in my eyes My silver spurs were gone my head felt twice its size She took my silver spurs a dollar and a dime And left me cravin` for more summer wine Ohh-oh-oh summer wine <text:s/>(NANCY): Strawberries cherries and an angel`s kiss in spring My summer wine is really made from all these things Take off those silver spurs and help me pass the time And I will give to you my summer wine Mmm-mm summer wine</text:p>
          </table:table-cell>
          <table:table-cell office:value-type="float" office:value="1968">
            <text:p>1968</text:p>
          </table:table-cell>
          <table:table-cell table:number-columns-repeated="6"/>
        </table:table-row>
        <table:table-row table:style-name="ro1">
          <table:table-cell office:value-type="float" office:value="5">
            <text:p>5</text:p>
          </table:table-cell>
          <table:table-cell office:value-type="string">
            <text:p>Wishin' And Hopin'</text:p>
          </table:table-cell>
          <table:table-cell office:value-type="string">
            <text:p>02:51</text:p>
          </table:table-cell>
          <table:table-cell office:value-type="string">
            <text:p>Wishin' and hopin' and thinkin' and prayin' Plannin' and dreamin' each night of his charms That won't get you into his arms So if you're looking to find love you can share <text:s/>All you gotta do is hold him And kiss him and love him And show him that you care <text:s/>Show him that you care just for him Do the things he likes to do Wear your hair just for him Girl</text:p>
          </table:table-cell>
          <table:table-cell office:value-type="string">
            <text:p><text:s/>you would get him wishin' and a hopin' Thinkin' and a prayin' <text:s/>Just wishin' and hopin' and thinkin' and prayin' Plannin' and dreamin' his kisses will start That won't get you into his heart So if you're thinkin' of havin' true lovin' <text:s/>All you've gotta do is hold him and kiss him And squeeze him and love him Do it and after you do you will be his <text:s/>Show him that you care</text:p>
          </table:table-cell>
          <table:table-cell office:value-type="string">
            <text:p><text:s/>care for him Do the things he likes to do Wear your hair just for him Girl</text:p>
          </table:table-cell>
          <table:table-cell office:value-type="string">
            <text:p><text:s/>you would get him thinkin' and a prayin' Wishin' and a hopin' <text:s/>Just wishin' and hopin' and thinkin' and prayin' Plannin' and dreamin' his kisses will start That won't get you into his heart So if you're thinkin' of havin' true lovin' <text:s/>All you've gotta do is hold him and kiss him And squeeze him and love him</text:p>
          </table:table-cell>
          <table:table-cell office:value-type="string">
            <text:p><text:s/>yeah Do it and after you do you will be his You will be his</text:p>
          </table:table-cell>
          <table:table-cell office:value-type="string">
            <text:p><text:s/>you will be his</text:p>
          </table:table-cell>
          <table:table-cell office:value-type="float" office:value="1966">
            <text:p>1966</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3">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document-statistic meta:table-count="1" meta:cell-count="42" meta:object-count="0"/>
  </office:meta>
</office:document-meta>
</file>